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TableColumn3" style:family="table-column">
      <style:table-column-properties style:column-width="2.0868in"/>
    </style:style>
    <style:style style:name="TableColumn4" style:family="table-column">
      <style:table-column-properties style:column-width="2.0868in"/>
    </style:style>
    <style:style style:name="TableColumn5" style:family="table-column">
      <style:table-column-properties style:column-width="2.0875in"/>
    </style:style>
    <style:style style:name="Table2" style:family="table">
      <style:table-properties style:width="6.2611in" fo:margin-left="0in" table:align="center"/>
    </style:style>
    <style:style style:name="TableRow6" style:family="table-row">
      <style:table-row-properties/>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fo:text-align="center" fo:margin-bottom="0in" fo:line-height="100%"/>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text-align="center" fo:margin-bottom="0in" fo:line-height="100%"/>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text-align="center" fo:margin-bottom="0in" fo:line-height="100%"/>
    </style:style>
    <style:style style:name="TableRow13" style:family="table-row">
      <style:table-row-properties/>
    </style:style>
    <style:style style:name="TableCell14" style:family="table-cell">
      <style:table-cell-properties fo:border="0.0069in solid #000000" fo:background-color="#FF0000" style:writing-mode="lr-tb" style:vertical-align="middle" fo:padding-top="0in" fo:padding-left="0.075in" fo:padding-bottom="0in" fo:padding-right="0.075in"/>
    </style:style>
    <style:style style:name="P15" style:parent-style-name="Normal" style:family="paragraph">
      <style:paragraph-properties fo:text-align="center" fo:margin-bottom="0in" fo:line-height="100%"/>
    </style:style>
    <style:style style:name="TableCell16" style:family="table-cell">
      <style:table-cell-properties fo:border="0.0069in solid #000000" fo:background-color="#C5E0B3" style:writing-mode="lr-tb" style:vertical-align="middle" fo:padding-top="0in" fo:padding-left="0.075in" fo:padding-bottom="0in" fo:padding-right="0.075in"/>
    </style:style>
    <style:style style:name="P17" style:parent-style-name="Normal" style:family="paragraph">
      <style:paragraph-properties fo:text-align="center" fo:margin-bottom="0in" fo:line-height="100%"/>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style>
    <style:style style:name="TableRow20" style:family="table-row">
      <style:table-row-properties/>
    </style:style>
    <style:style style:name="TableCell21" style:family="table-cell">
      <style:table-cell-properties fo:border="0.0069in solid #000000" fo:background-color="#FF0000" style:writing-mode="lr-tb" style:vertical-align="middle" fo:padding-top="0in" fo:padding-left="0.075in" fo:padding-bottom="0in" fo:padding-right="0.075in"/>
    </style:style>
    <style:style style:name="P22" style:parent-style-name="Normal" style:family="paragraph">
      <style:paragraph-properties fo:text-align="center" fo:margin-bottom="0in" fo:line-height="100%"/>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background-color="#C5E0B3" style:writing-mode="lr-tb" style:vertical-align="middle" fo:padding-top="0in" fo:padding-left="0.075in" fo:padding-bottom="0in" fo:padding-right="0.075in"/>
    </style:style>
    <style:style style:name="P26" style:parent-style-name="Normal" style:family="paragraph">
      <style:paragraph-properties fo:text-align="center" fo:margin-bottom="0in" fo:line-height="100%"/>
    </style:style>
    <style:style style:name="P2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5" style:parent-style-name="Normal" style:family="paragraph">
      <style:paragraph-properties fo:line-height="100%" fo:margin-left="0.5in">
        <style:tab-stops/>
      </style:paragraph-properties>
      <style:text-properties style:font-name="Lucida Console" style:font-name-complex="Consolas" fo:font-size="10pt" style:font-size-asian="10pt"/>
    </style:style>
  </office:automatic-styles>
  <office:body>
    <office:text text:use-soft-page-breaks="true">
      <text:h text:style-name="P1" text:outline-level="1">Downhill Skiing</text:h>
      <text:h text:style-name="Heading2" text:outline-level="2">Question 1<text:s/>– Greedy Algorithm</text:h>
      <text:p text:style-name="Normal">Greedy algorithm fails o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1 (Start)</text:p>
          </table:table-cell>
          <table:table-cell table:style-name="TableCell9">
            <text:p text:style-name="P10">9</text:p>
          </table:table-cell>
          <table:table-cell table:style-name="TableCell11">
            <text:p text:style-name="P12">9</text:p>
          </table:table-cell>
        </table:table-row>
        <table:table-row table:style-name="TableRow13">
          <table:table-cell table:style-name="TableCell14">
            <text:p text:style-name="P15">1</text:p>
          </table:table-cell>
          <table:table-cell table:style-name="TableCell16">
            <text:p text:style-name="P17">2</text:p>
          </table:table-cell>
          <table:table-cell table:style-name="TableCell18">
            <text:p text:style-name="P19">9</text:p>
          </table:table-cell>
        </table:table-row>
        <table:table-row table:style-name="TableRow20">
          <table:table-cell table:style-name="TableCell21">
            <text:p text:style-name="P22">8</text:p>
          </table:table-cell>
          <table:table-cell table:style-name="TableCell23">
            <text:p text:style-name="P24">9</text:p>
          </table:table-cell>
          <table:table-cell table:style-name="TableCell25">
            <text:p text:style-name="P26">1</text:p>
          </table:table-cell>
        </table:table-row>
      </table:table>
      <text:p text:style-name="Normal"/>
      <text:p text:style-name="Normal">The algorithm will pick (1,2) first, as 1 &lt; 2. It will then have the choice of either 8 (1,3) or 9 (2,3). 8 is the smallest, so the algorithm will complete with {(1,1), (1,2), (1,3)}, a total danger of 1 + 1 + 8 = 10. This is highlighted with a red background. The optimal path (green) is {(1,1), (2,2), (3,3)}, giving a danger of only 1 + 2 + 1 = 4.<text:s/></text:p>
      <text:h text:style-name="Heading2" text:outline-level="2">Question 2<text:s/>- Recurrence</text:h>
      <text:p text:style-name="Normal">Recurrence for D(x,y) =</text:p>
      <text:p text:style-name="Normal">{<text:tab/>∞<text:tab/><text:tab/><text:tab/>if <text:s text:c="2"/>x &lt; 1 or x &gt; n or y &lt; 1 or<text:s/>y &gt; n</text:p>
      <text:p text:style-name="Normal"><text:tab/>d(x,y)<text:tab/><text:tab/><text:tab/>if<text:s/><text:s text:c="2"/>y = n</text:p>
      <text:p text:style-name="Normal"><text:tab/>D(x-1,y+1)<text:s/>+ d(x,y)*<text:tab/>if <text:s text:c="2"/>D(x-1,y+1) &lt;<text:s/>D(x,y+1) and D(x-1,y+1) &lt;<text:s/>D(x+1,y+1)</text:p>
      <text:p text:style-name="Normal"><text:tab/>D(x+1,y+1)<text:s/>+ d(x,y)*<text:tab/>if <text:s text:c="2"/>D(x+1,y+1) &lt; D(x,y+1) and D(x+1,y+1) &lt; D(x-1,y+1)</text:p>
      <text:p text:style-name="Normal"><text:tab/>D(x,y+1) + d(x,y)*<text:tab/>otherwise</text:p>
      <text:p text:style-name="Normal">}</text:p>
      <text:p text:style-name="Normal">(Where d(x,y) denotes the danger of position (x,y))</text:p>
      <text:p text:style-name="Normal">(*Alternatively: D(x,y) = d(x,y) + min[D(x-1,y+1), D(x+1,y+1), D(x,y+1)] otherwise)</text:p>
      <text:p text:style-name="Normal">My recurrence is correct as from the start vertex it compares which of the accessible moves are the lowest danger. If one of these vertices is outside of the bounds of the map, their value is infinity, and thus that vertex will never be chosen by the recurrence. Therefore, the recurrence will be called recursively on the accessible vertices, until reaching the base case where y = n. This base case gives its own value, without any further calculations needed. The least dangerous path will then be built as the values return upwards.</text:p>
      <text:h text:style-name="Heading2" text:outline-level="2">Question 3<text:s/>–<text:s/>Memoized Recursive Algorithm</text:h>
      <text:p text:style-name="P27">D(M,x,y) {</text:p>
      <text:p text:style-name="P28"><text:tab/>if x &lt; 1 || x &gt; M.n || y &lt; 1 || y &gt; M.n</text:p>
      <text:p text:style-name="P29"><text:tab/><text:tab/>return ∞</text:p>
      <text:p text:style-name="P30"><text:tab/>if y = M.n</text:p>
      <text:p text:style-name="P31"><text:tab/><text:tab/>return M.d(x,y)</text:p>
      <text:p text:style-name="P32"><text:tab/>if M.D(x,y) undefined</text:p>
      <text:p text:style-name="P33"><text:tab/><text:tab/>M.D(x,y) &lt;- Min(D(M,x-1,y+1), D(M,x+1,y+1), D(M,x,y+1))<text:s/>+ M.d(x,y)</text:p>
      <text:p text:style-name="P34"><text:tab/>return M.D(x,y)</text:p>
      <text:p text:style-name="P35">}</text:p>
      <text:p text:style-name="Normal">(M.d(x,y) = danger of position (x,y);<text:s/>M.n = size of M;<text:s/>M.D(x,y)<text:s/>=<text:s/>stored result of<text:s/>D(M, x, y))</text:p>
      <text:p text:style-name="Normal">My memoized algorithm runs in O(n²) because it only ever calculates D(M, x, y) once during the operation of the algorithm. The first time D is called on a given vertex, the returned value is stored in the matrix M.D. The algorithm runs as per the recurrence specified previously, but now performs far less calculations of D (without memoization, the algorithm would have an exponential running time).</text:p>
      <text:h text:style-name="Heading2" text:outline-level="2">Question 4<text:s/>–<text:s/>Bottom-Up Algorithm</text:h>
      <text:p text:style-name="Normal">The memoized algorithm will end up calculating D for the vertices starting at y = n, ending with y = 0. This is by virtue of the fact that the only vertices that can be calculated are those where the 3 vertices directly below have already got values of D. Initially, the only vertices with known values are those out of bounds, and those at the very bottom, where y = n. Thus, the following bottom-up algorithm arises:</text:p>
      <text:p text:style-name="P36">D(M,x,y) {</text:p>
      <text:p text:style-name="P37"><text:tab/>if x &lt; 1 || x &gt; M.n || y &lt; 1 || y &gt; M.n</text:p>
      <text:p text:style-name="P38"><text:tab/><text:tab/>return ∞</text:p>
      <text:p text:style-name="P39"><text:tab/>for c &lt;- 1 to M.n</text:p>
      <text:p text:style-name="P40"><text:tab/><text:tab/>M.D(c,M.n) &lt;- M.d(c,M.n)</text:p>
      <text:p text:style-name="P41"><text:tab/>for r &lt;- 1 to M.n</text:p>
      <text:p text:style-name="P42"><text:tab/><text:tab/>for c &lt;- 1 to M.n</text:p>
      <text:p text:style-name="P43"><text:tab/><text:tab/><text:tab/>M.D(c,r) &lt;-<text:s/>Min(M.D(c-1,r+1),<text:s/>M.D(c+1,r+1), M.D(c,r+1)) + M.d(c,r)</text:p>
      <text:p text:style-name="P44"><text:tab/>return M.D(x,y)</text:p>
      <text:p text:style-name="P45">}</text:p>
      <text:h text:style-name="Heading2" text:outline-level="2">Question 5 – Output Algorithm</text:h>
      <text:p text:style-name="P46">D(M,x,y) {</text:p>
      <text:p text:style-name="P47"><text:tab/>if x &lt; 1 || x &gt; M.n || y &lt; 1 || y &gt; M.n</text:p>
      <text:p text:style-name="P48"><text:tab/><text:tab/>return ∞</text:p>
      <text:p text:style-name="P49"><text:tab/>for c &lt;- 1 to M.n</text:p>
      <text:p text:style-name="P50"><text:tab/><text:tab/>M.D(c,M.n) &lt;- M.d(c,M.n)</text:p>
      <text:p text:style-name="P51"><text:tab/>for r &lt;- 1 to M.n</text:p>
      <text:p text:style-name="P52"><text:tab/><text:tab/>for c &lt;- 1 to M.n</text:p>
      <text:p text:style-name="P53"><text:tab/><text:tab/><text:tab/>M.D(c,r) &lt;-<text:s/>Min(M.D(c-1,r+1),<text:s/>M.D(c+1,r+1), M.D(c,r+1)) + M.d(c,r)</text:p>
      <text:p text:style-name="P54"><text:tab/>return M.D(x,y)</text:p>
      <text:p text:style-name="P55">}</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Calibri Light" style:font-name-asian="Times New Roman" style:font-name-complex="Times New Roman" fo:color="#2E74B5"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20pt" style:font-size-asian="20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COMS21103 CWK1<text:tab/>Downhill Skiin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meta:initial-creator>
    <dc:creator>george</dc:creator>
    <meta:creation-date>2013-12-05T13:32:00Z</meta:creation-date>
    <dc:date>2013-12-05T19:06:00Z</dc:date>
    <meta:template xlink:href="Normal.dotm" xlink:type="simple"/>
    <meta:editing-cycles>10</meta:editing-cycles>
    <meta:editing-duration>PT20040S</meta:editing-duration>
    <meta:document-statistic meta:page-count="1" meta:paragraph-count="6" meta:word-count="466" meta:character-count="3121" meta:row-count="22" meta:non-whitespace-character-count="2661"/>
  </office:meta>
</office:document-meta>
</file>